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imes New Roman" style:font-name-complex="Times New Roman" fo:font-size="12pt" style:font-size-asian="12pt" style:font-size-complex="12pt"/>
    </style:style>
    <style:style style:name="P2" style:family="paragraph" style:parent-style-name="Normal">
      <style:paragraph-properties fo:margin-top="4pt" fo:margin-bottom="4pt"/>
    </style:style>
    <style:style style:name="Section1" style:family="section">
      <style:section-properties>
        <style:columns fo:column-count="1"/>
      </style:section-properties>
    </style:style>
    <style:style style:name="690dd3" style:family="table">
      <style:table-properties style:rel-width="100" table:align="center"/>
    </style:style>
    <style:style style:name="690dd3.0" style:family="table-column">
      <style:table-column-properties style:column-width="1.76cm"/>
    </style:style>
    <style:style style:name="690dd3.1" style:family="table-column">
      <style:table-column-properties style:column-width="1.76cm"/>
    </style:style>
    <style:style style:name="690dd3.2" style:family="table-column">
      <style:table-column-properties style:column-width="1.76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Hello World!</text:span></text:p>
        <text:p text:style-name="P2"><text:span text:style-name="T2">6-Yaş grupları da dikkate alınarak kreş,anaokulu,okul,üniversite,lokanta,alışveriş merkezi,otel,doğum günü,miting,mevlit ve düğün gibi yemek yenilen toplu organizasyonda bulunup bulunmadığı araştırılır.</text:span></text:p>
        <table:table table:name="690dd3" table:style="690dd3">
          <table:table-column table:style-name="690dd3.0"/>
          <table:table-column table:style-name="690dd3.1"/>
          <table:table-column table:style-name="690dd3.2"/>
          <table:table-row>
            <table:table-cell office:value-type="string">
              <text:p text:style-name="Normal"><text:span>0-11 ay</text:span></text:p>
            </table:table-cell>
            <table:table-cell office:value-type="string">
              <text:p text:style-name="Normal"><text:span>1-4 y</text:span></text:p>
            </table:table-cell>
            <table:table-cell office:value-type="string">
              <text:p text:style-name="Normal"><text:span>5-9 y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690dd3" style:family="table">
      <style:table-properties style:rel-width="100" table:align="center"/>
    </style:style>
    <style:style style:name="690dd3.0" style:family="table-column">
      <style:table-column-properties style:column-width="1.76cm"/>
    </style:style>
    <style:style style:name="690dd3.1" style:family="table-column">
      <style:table-column-properties style:column-width="1.76cm"/>
    </style:style>
    <style:style style:name="690dd3.2" style:family="table-column">
      <style:table-column-properties style:column-width="1.76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3-15T06:48:07.000</dc:date>
    <meta:generator>PHPWord</meta:generator>
    <meta:initial-creator/>
    <meta:creation-date>2023-03-15T06:48:07.000</meta:creation-date>
    <meta:keyword/>
    <meta:user-defined meta:name="Category"/>
    <meta:user-defined meta:name="Company"/>
    <meta:user-defined meta:name="Manager"/>
  </office:meta>
</office:document-meta>
</file>